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b2bf" officeooo:paragraph-rsid="0002b2bf"/>
    </style:style>
    <style:style style:name="P2" style:family="paragraph" style:parent-style-name="Standard">
      <style:text-properties officeooo:rsid="0002b2bf" officeooo:paragraph-rsid="00035a21"/>
    </style:style>
    <style:style style:name="P3" style:family="paragraph" style:parent-style-name="Standard">
      <style:text-properties style:font-name="Times New Roman" officeooo:rsid="0002b2bf" officeooo:paragraph-rsid="00035a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owe pretty much all my current technical/programming skills to LaunchCode. My teaching fellows and classmates have been with me every step of the way, offering advice and motivation when needed most. Resources like the Slack channels and Github were invaluable and I'm constantly finding more information through Udemy and a separate scholarship program I've almost completed through Google.</text:p>
      <text:p text:style-name="P2">I would say my top technical skills are working with object-oriented languages with a growing interest in database development/design. Currently, I am working on a project that will make me more comfortable with React.js and MySQL; and I look forward to learning more skill sets in the future that will make me a better programmer and employee in general. </text:p>
      <text:p text:style-name="P2"/>
      <text:p text:style-name="P3">My drive for success and professional manner fuels my journey to become a self-taught web developer specializing in Big Data and programming languages. Through my previous job experiences and travels abroad, I have learned the benefits of taking initiative and using my organizational and result driven skills to be successful in all of my endeavors.</text:p>
      <text:p text:style-name="P3"/>
      <text:p text:style-name="P3">I would say my top technical skills are working with object-oriented languages with a growing interest in database development/design. Currently, I am working on a project that will make me more comfortable with React.js, Java, and MySQL; and I look forward to learning more skill sets in the future that will make me a better programmer and employee in genera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21:52:00.701000000</meta:creation-date>
    <dc:date>2018-04-04T20:09:56.770000000</dc:date>
    <meta:editing-duration>P1DT15H17M</meta:editing-duration>
    <meta:editing-cycles>2</meta:editing-cycles>
    <meta:generator>LibreOffice/5.4.4.2$Windows_X86_64 LibreOffice_project/2524958677847fb3bb44820e40380acbe820f960</meta:generator>
    <meta:document-statistic meta:table-count="0" meta:image-count="0" meta:object-count="0" meta:page-count="1" meta:paragraph-count="4" meta:word-count="233" meta:character-count="1462" meta:non-whitespace-character-count="1231"/>
  </office:meta>
</office:document-meta>
</file>